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191a" officeooo:paragraph-rsid="0013191a"/>
    </style:style>
    <style:style style:name="P2" style:family="paragraph" style:parent-style-name="Standard" style:list-style-name="L1">
      <style:text-properties officeooo:rsid="0013191a" officeooo:paragraph-rsid="0013191a"/>
    </style:style>
    <style:style style:name="P3" style:family="paragraph" style:parent-style-name="Standard" style:list-style-name="L2">
      <style:text-properties officeooo:rsid="0013191a" officeooo:paragraph-rsid="0013191a"/>
    </style:style>
    <style:style style:name="T1" style:family="text">
      <style:text-properties style:font-name="Liberation Serif"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Введение в аэрокосмическую технику.</text:span> 3 сентября 2015.</text:p>
      <text:p text:style-name="Subtitle">Окружающее пространство</text:p>
      <text:p text:style-name="P1">Знания об окружающем пространстве необходимы, так как:</text:p>
      <text:list xml:id="list3159910135425081322" text:style-name="L1">
        <text:list-item>
          <text:p text:style-name="P2">позволяют существенно улучшить качественные характеристики летательных аппаратов</text:p>
        </text:list-item>
        <text:list-item>
          <text:p text:style-name="P2">среда воздействует на аппарат и без учета этого действия не удастся достигнуть желаемой цели (например, в условиях обледенения или перегрева)</text:p>
        </text:list-item>
        <text:list-item>
          <text:p text:style-name="P2">летательные аппараты оказывают заметное влияние на окружающую среду (выброс токсичных и радиоактивных веществ, повышенный уровень шума и т.д.)</text:p>
        </text:list-item>
      </text:list>
      <text:p text:style-name="P1"/>
      <text:p text:style-name="P1"><text:span text:style-name="T2">Атмосфера</text:span> - газовая оболочка, которая окружает Землю или другую планету. Высота атмосферы - несколько радиусов Земли. Её плотность (концентрация частиц) падает с увеличением высоты.</text:p>
      <text:list xml:id="list5570725843168400365" text:style-name="L2">
        <text:list-item>
          <text:p text:style-name="P3">На высоте выше 100 км появляется атомарный кислород, т.к. при поглощении солнечной радиации происходит ''диссипация'' молекул</text:p>
        </text:list-item>
        <text:list-item>
          <text:p text:style-name="P3">При более высоких ... происходит ионизация молекул/атомов</text:p>
        </text:list-item>
        <text:list-item>
          <text:p text:style-name="P3">По мере удаления от Земли воздух тановится более холодным. На высоте ''11 км'' температура воздуха составляет ''56,5°C''. При этом, солнечная энергия, поглощенная атмосферой переходит в кинетическую энергию, вызывая беспорядочное движение молекул. Это приводит к возниконовению вихрей, ветров, турбулентных потоков, которые наиболее интенивны на высоте от 1000 до 8000 метров. При увеличении выоты &gt; 11 км температура воздуха увеличивается из-за солнечной энергии. При дальнейшем увеличении высоты температура уменьшается из-за уменьшения плотности атмосферы. Дальше температура увеличивается по мере приближения к Солнцу.</text:p>
        </text:list-item>
      </text:list>
      <text:p text:style-name="P1"/>
      <text:p text:style-name="P1">В зависимости от физических свойств атмосферу делят на ''<text:span text:style-name="T3">тропосферу</text:span>'', ''<text:span text:style-name="T3">стратосферу</text:span>'' и ''<text:span text:style-name="T3">ионосферу</text:span>''.</text:p>
      <text:p text:style-name="P1"/>
      <text:p text:style-name="P1"><text:span text:style-name="T2">Тропосфера</text:span> - нижный слой атмосферы. Толщина - от 8 до 18 км (на полюсах и экваторе соответственно), где температура падает в среднем 6°С/км. Газы в тропосфере прогреваются за счет земной поверхности. В ней происходит перемешивание воздуха, перенос влаги и т.д. Оптимальная высота для полета самолетов 8-9 км (из-за минимальных плотности и сопротивления, а также из-за равномерного распределения воздушного потока). Кроме горизонтальных скоростей потока воздуха, существуют значительные веритикальные скорости, доходящие до 30 м/с. Они несут опасность даже для соверменных самолетов, особенно при взлете/посадке. Поэтому взлетно-посадочные полосы строятся с учетом ''розы ветров'', которпя показывает радиус-вектор направления потоков.</text:p>
      <text:p text:style-name="P1"/>
      <text:p text:style-name="P1"><text:span text:style-name="T2">Стратосфера</text:span> - шаровой слой, лежащий в пределах 15-80 км. На этих высотах нет активных движений воздушных масс, хотя отдельные вихри сохраняются на высоте до 100 км. В результате присутствия электро-магнитного излучения происходит ''диссипация'' воздуха, появляется слой ''озона''. Он имеет максимальную плотность на высоте от 20 до 30 км. Этот слой поглощает почти всю солнечную радиацию с короткими и длинными волнами, защищая поверхность Земли от фотонов большой энергии. Поглощение УФ-излучения молекулами кислорода и озона вызывает рост температуры и на высоте 50 км она станосится равна 0°С, а <text:soft-page-break/>к высоте 80-100 км опять падает до -70°С. Эксперименты и наблюдения показывают, что к Земле ежесекундно подлетает до 1000 т массы, которая постепенно оседает на Землю, но большая часть её парит в атмосфере. В послдение годы возрасло внимание к изучению стратосферы, т.к. она обладая вышеуказанными свойствами, рассмаотриваетс как сфера полётов сверхзвуковых самолетов и транспортных ракет.</text:p>
      <text:p text:style-name="P1"/>
      <text:p text:style-name="P1"><text:span text:style-name="T2">Ионосфера</text:span> - слой, в котором присутствует повышенная концентрация заряденных частиц, и, в зависимости от высоты, концентрации и энергии частиц, появляются различные эффекты, например, ''северное сияние''. Наличие заряженных частиц влияет н качество космической и земной радиосвязи и геолокации, т.к. её ухудшение вызвано частиным или полным отражением раиоволн. К ионосфере Земли, помимо заряженных частиц и космической пыли, подлетают заряженные частицы из других объектов. При взаимодействии с электро-магнитным полем Земли эти частицы начинают вращаться вокруг электро-магнитных линий, образуя радиационные пояса, которые оказываютс влияние на спутники и орбитальные станции Земли. Призходится принимать особые меры предосторожности для уменьшения влияния радиации на космонавтов и аппаратур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1" fo:font-family="'Liberation Serif'" style:font-family-generic="roman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Тимур Майзенберг</meta:initial-creator>
    <meta:creation-date>2015-10-03T16:51:32.923485830</meta:creation-date>
    <dc:date>2015-10-03T16:57:14.304574533</dc:date>
    <dc:creator>Тимур Майзенберг</dc:creator>
    <meta:editing-duration>PT5M43S</meta:editing-duration>
    <meta:editing-cycles>1</meta:editing-cycles>
    <meta:document-statistic meta:table-count="0" meta:image-count="0" meta:object-count="0" meta:page-count="2" meta:paragraph-count="14" meta:word-count="540" meta:character-count="4103" meta:non-whitespace-character-count="3583"/>
    <meta:generator>LibreOffice/4.3.3.2$Linux_x86 LibreOffice_project/430m0$Build-2</meta:generator>
  </office:meta>
</office:document-meta>
</file>